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10000 Evaluations</text:p>
          </table:table-cell>
          <table:table-cell office:value-type="string" calcext:value-type="string">
            <text:p>1500 evaluations</text:p>
          </table:table-cell>
          <table:table-cell/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760929387879104" calcext:value-type="float">
            <text:p>0.76</text:p>
          </table:table-cell>
          <table:table-cell table:style-name="ce2" office:value-type="float" office:value="0.439749522416963" calcext:value-type="float">
            <text:p>0.44</text:p>
          </table:table-cell>
          <table:table-cell/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57933466094173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3798490585068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33658847496709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_SM2New</text:p>
          </table:table-cell>
          <table:table-cell office:value-type="float" office:value="0.476688667188802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AIIDominance</text:p>
          </table:table-cell>
          <table:table-cell office:value-type="float" office:value="0.59051179323118" calcext:value-type="float">
            <text:p>0.59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BEsSurrogate</text:p>
          </table:table-cell>
          <table:table-cell office:value-type="float" office:value="0.486307676282622" calcext:value-type="float">
            <text:p>0.4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0.410197449432062" calcext:value-type="float">
            <text:p>0.4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0.440261060545019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Surrogate_SM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2:58:47.990943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5-28T13:44:16.598125056</dc:date>
    <dc:creator>Matti </dc:creator>
    <meta:editing-duration>PT7H52M40S</meta:editing-duration>
    <meta:editing-cycles>26</meta:editing-cycles>
    <meta:generator>LibreOffice/4.2.6.3$Linux_X86_64 LibreOffice_project/420m0$Build-3</meta:generator>
    <meta:document-statistic meta:table-count="1" meta:cell-count="26" meta:object-count="0"/>
  </office:meta>
</office:document-meta>
</file>